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Verdana" style:font-family-asian="Verdana" style:font-family-complex="Verdana" fo:background-color="transparent" style:use-window-font-color="true"/>
    </style:style>
    <style:style style:name="T2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4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5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6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7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8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9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10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11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14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center"/>
    </style:style>
  </office:automatic-styles>
  <office:body>
    <office:text>
      <text:p text:style-name="P1"><text:span text:style-name="T1"><text:line-break/>Übung Links/Verweise<text:line-break/></text:span></text:p>
      <text:p text:style-name="P2"><text:span text:style-name="T2">1. Legen Sie unter Documents 2 weitere Ordner an (LPIC-2, LPIC-3)<text:line-break/></text:span><text:span text:style-name="T3">mkdir Documents/LPIC-2 Documents/LPIC-3</text:span></text:p>
      <text:p text:style-name="P2"><text:span text:style-name="T4"><text:line-break/>2. Legen Sie unter Documents eine Datei mit dem Text dieser Übung an und nennen sie "Welt" und eine leere Datei mit Namen "Welt2".<text:line-break/></text:span><text:span text:style-name="T5">- Diese Datei mit LibreOffice öffnen und als Textdatei in "Documents" speichern (Welt.txt)</text:span></text:p>
      <text:p text:style-name="P2"><text:span text:style-name="T5">- Über Konsole im Ordner "Documents" den Befehl "mv Welt.txt Welt" ausführen</text:span></text:p>
      <text:p text:style-name="P2"><text:span text:style-name="T5">- touch Welt2<text:line-break/></text:span><text:span text:style-name="T6"><text:line-break/>3. Jetzt möchten Sie die Dateien "Welt" und "Welt2" auch in Ihren 2 neuen Ordnern verfügbar haben. Setzten Sie dazu sinnvolle Links.</text:span></text:p>
      <text:p text:style-name="P2"><text:span text:style-name="T7">cd LPIC-2</text:span></text:p>
      <text:p text:style-name="P2"><text:span text:style-name="T7">ln -s ../Welt .</text:span></text:p>
      <text:p text:style-name="P2"><text:span text:style-name="T7">ln -s ../Welt2 .</text:span></text:p>
      <text:p text:style-name="P2"><text:span text:style-name="T7">cd ..</text:span></text:p>
      <text:p text:style-name="P2"><text:span text:style-name="T7">cd LPIC-3</text:span></text:p>
      <text:p text:style-name="P2"><text:span text:style-name="T7">ln -s ../Welt .</text:span></text:p>
      <text:p text:style-name="P2"><text:span text:style-name="T7">ln -s ../Welt2 .</text:span></text:p>
      <text:p text:style-name="P2"><text:span text:style-name="T7">cd ..</text:span></text:p>
      <text:p text:style-name="P2"><text:span text:style-name="T8"><text:line-break/>4. Wechseln Sie in Ordner LPIC-2 und prüfen ob es geklappt hat :)</text:span></text:p>
      <text:p text:style-name="P2"><text:span text:style-name="T9">cd LPIC-2</text:span></text:p>
      <text:p text:style-name="P2"><text:span text:style-name="T9">ls -la</text:span></text:p>
      <text:p text:style-name="P2"><text:span text:style-name="T10"><text:line-break/>Löschen Sie nun den Link auf "Welt2" und erstellen aus LPIC-2 heraus einen symbolischen Link auf "Welt2"<text:line-break/></text:span><text:span text:style-name="T11">rm Welt2</text:span></text:p>
      <text:p text:style-name="P2"><text:span text:style-name="T11">ln -s ../Welt2 .</text:span></text:p>
      <text:p text:style-name="P2"><text:span text:style-name="T12"/></text:p>
      <text:p text:style-name="P2"><text:span text:style-name="T13">5. Verlinken Sie jetzt die Ordner LPIC-1 und LPIC-3 in LPIC-2<text:line-break/></text:span><text:span text:style-name="T14">cd ..</text:span></text:p>
      <text:p text:style-name="P2"><text:span text:style-name="T14">cd LPIC-2</text:span></text:p>
      <text:p text:style-name="P2"><text:span text:style-name="T14">ln -s ../LPIC-1</text:span></text:p>
      <text:p text:style-name="P2"><text:span text:style-name="T14">ln -s ../LPIC-3</text:span></text:p>
      <text:p text:style-name="P2"><text:span text:style-name="T15"/></text:p>
      <text:p text:style-name="P3"><text:span text:style-name="T1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